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/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4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Jesus really wanted to impress me he would have done a 360 Nollie for my sins.</text:p>
      <text:p text:style-name="P1"/>
      <text:p text:style-name="P1">Everytime they throw a party in heaven Jesus shows up like he's the god damned captain of the football team. <text:s/>“Yah I died for all the human's sins on earth, shit yah, wanna see my biceps?”. Fuck you Jesus! <text:s/>That was like 2000 years ago. What have you done recently man? <text:s/>When I was living alone and poor you didn't even help me win at the casino. <text:s/>I might have been pilled up at the time but you could have helped. <text:s/>Quit holding on to old glory you dick. Buddha is out there every day getting shit done. <text:s/>What do you do? You're a lousy carpenter anyway I never seen you build anything.</text:p>
      <text:p text:style-name="P1"/>
      <text:p text:style-name="P2">Alots of cultures have really cool fighting styles behind them. You know like the Chinese have kung fu and such. But I realized that the Jewish community doesn't really have one. So I made one. Stand back I know Jew-Jitsu, MONEY NINJA STAR. <text:s/>But I guess that wouldn't really work out because no Jew would willingly throw away money. It would have to be a money boomerang. <text:s/>It would return swiftly and with 5.3% interest.</text:p>
      <text:p text:style-name="P2"/>
      <text:p text:style-name="P3">I made a cult so I could put good leadership skills on my resume. My references will die for my job security.</text:p>
      <text:p text:style-name="P3"/>
      <text:p text:style-name="P3">The Last Supper... “Hey man can you pass the Jesus”</text:p>
      <text:p text:style-name="P3"/>
      <text:p text:style-name="P3">Do you think they said grace at the last supper or just ate. I want to know what they had for the last breakfast. Maybe some last eggs and some last bread.</text:p>
      <text:p text:style-name="P2"/>
      <text:p text:style-name="P2">Can I vividly describe Mohammed's face? If you cant draw him or paint him than how does anyone know what the fuck he looks lik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4-28T21:10:19.95</meta:creation-date>
    <dc:date>2009-07-22T03:30:51.35</dc:date>
    <dc:creator>Colton Phillips</dc:creator>
    <meta:editing-duration>PT00H23M12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1" meta:paragraph-count="7" meta:word-count="296" meta:character-count="1529"/>
  </office:meta>
</office:document-meta>
</file>